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3.727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3.447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3.853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3.65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.316cm" fo:min-width="0.325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3.473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1.877cm" fo:min-width="1.01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2.08cm" fo:min-width="0.76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05cm" fo:min-width="0.036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.379cm" fo:min-width="0.303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.493cm" fo:min-width="0.43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.493cm" fo:min-width="0.138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823cm" fo:min-width="2.634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2.532cm" fo:min-width="18.187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and_20_body-title">
      <style:graphic-properties fo:min-height="1.59cm"/>
    </style:style>
    <style:style style:name="pr9" style:family="presentation" style:parent-style-name="Title_20_and_20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body-notes">
      <style:graphic-properties draw:fill-color="#ffffff" fo:min-height="11.429cm"/>
    </style:style>
    <style:style style:name="pr11" style:family="presentation" style:parent-style-name="Title_20_and_20_body-outline1">
      <style:graphic-properties fo:min-height="9.239cm"/>
    </style:style>
    <style:style style:name="pr12" style:family="presentation" style:parent-style-name="Title_20_and_20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20_and_20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fr" fo:country="F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52pt" fo:language="fr" fo:country="F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8pt" fo:language="fr" fo:country="F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fr" fo:country="FR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language="fr" fo:country="F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8pt" fo:language="fr" fo:country="FR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  <style:text-properties fo:language="fr" fo:country="FR"/>
    </style:style>
    <style:style style:name="P8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/>
      <style:text-properties fo:font-size="18pt" fo:language="fr" fo:country="FR"/>
    </style:style>
    <style:style style:name="P9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  <style:text-properties fo:language="fr" fo:country="FR"/>
    </style:style>
    <style:style style:name="P10" style:family="paragraph">
      <loext:graphic-properties draw:fill="none"/>
      <style:paragraph-properties fo:margin-left="1.27cm" fo:margin-right="0cm" fo:margin-top="0cm" fo:margin-bottom="0.564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/>
    </style:style>
    <style:style style:name="P12" style:family="paragraph">
      <style:paragraph-properties fo:margin-top="0cm" fo:margin-bottom="0cm" fo:line-height="100%" fo:text-align="start"/>
      <style:text-properties fo:language="fr" fo:country="FR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1pt" fo:language="fr" fo:country="FR"/>
    </style:style>
    <style:style style:name="P14" style:family="paragraph">
      <style:paragraph-properties fo:margin-left="0cm" fo:margin-right="0cm" fo:margin-top="0cm" fo:margin-bottom="0.564cm" fo:line-height="115%" fo:text-align="start" fo:text-indent="0cm" style:writing-mode="lr-tb"/>
      <style:text-properties fo:language="fr" fo:country="FR"/>
    </style:style>
    <style:style style:name="P15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/>
      <style:text-properties fo:font-size="18pt" fo:language="fr" fo:country="FR"/>
    </style:style>
    <style:style style:name="P16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  <style:text-properties fo:language="fr" fo:country="FR"/>
    </style:style>
    <style:style style:name="P17" style:family="paragraph">
      <style:paragraph-properties fo:margin-top="0cm" fo:margin-bottom="0cm" fo:line-height="100%" fo:text-align="start" style:writing-mode="lr-tb"/>
      <style:text-properties fo:language="fr" fo:country="FR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fo:language="fr" fo:country="FR"/>
    </style:style>
    <style:style style:name="P19" style:family="paragraph">
      <loext:graphic-properties draw:fill="none"/>
      <style:paragraph-properties fo:text-align="start"/>
      <style:text-properties fo:font-size="18pt" fo:language="fr" fo:country="FR"/>
    </style:style>
    <style:style style:name="P20" style:family="paragraph">
      <loext:graphic-properties draw:fill="solid" draw:fill-color="#eeeeee"/>
      <style:paragraph-properties fo:text-align="start" style:font-independent-line-spacing="true"/>
      <style:text-properties fo:font-size="14pt" fo:language="fr" fo:country="FR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e</text:span><text:span text:style-name="T1">r</text:span><text:span text:style-name="T1">t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s</text:span><text:span text:style-name="T1">é</text:span><text:span text:style-name="T1"> </text:span><text:span text:style-name="T1">d</text:span><text:span text:style-name="T1">e</text:span><text:span text:style-name="T1"> </text:span><text:span text:style-name="T1">p</text:span><text:span text:style-name="T1">a</text:span><text:span text:style-name="T1">q</text:span><text:span text:style-name="T1">u</text:span><text:span text:style-name="T1">e</text:span><text:span text:style-name="T1">t</text:span><text:span text:style-name="T1">s</text:span><text:span text:style-name="T1"> </text:span><text:span text:style-name="T1">d</text:span><text:span text:style-name="T1">a</text:span><text:span text:style-name="T1">n</text:span><text:span text:style-name="T1">s</text:span><text:span text:style-name="T1"> </text:span><text:span text:style-name="T1">u</text:span><text:span text:style-name="T1">n</text:span><text:span text:style-name="T1"> </text:span><text:span text:style-name="T1">r</text:span><text:span text:style-name="T1">é</text:span><text:span text:style-name="T1">s</text:span><text:span text:style-name="T1">e</text:span><text:span text:style-name="T1">a</text:span><text:span text:style-name="T1">u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q</text:span><text:span text:style-name="T1">u</text:span><text:span text:style-name="T1">e</text:span><text:span text:style-name="T1"><text:line-break/></text:span><text:span text:style-name="T1"/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</text:span><text:span text:style-name="T2">o</text:span><text:span text:style-name="T2">d</text:span><text:span text:style-name="T2">é</text:span><text:span text:style-name="T2">l</text:span><text:span text:style-name="T2">i</text:span><text:span text:style-name="T2">s</text:span><text:span text:style-name="T2">a</text:span><text:span text:style-name="T2">t</text:span><text:span text:style-name="T2">i</text:span><text:span text:style-name="T2">o</text:span><text:span text:style-name="T2">n</text:span><text:span text:style-name="T2">,</text:span><text:span text:style-name="T2"> </text:span><text:span text:style-name="T2">é</text:span><text:span text:style-name="T2">t</text:span><text:span text:style-name="T2">u</text:span><text:span text:style-name="T2">d</text:span><text:span text:style-name="T2">e</text:span><text:span text:style-name="T2"> </text:span><text:span text:style-name="T2">d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t</text:span><text:span text:style-name="T2">o</text:span><text:span text:style-name="T2">c</text:span><text:span text:style-name="T2">o</text:span><text:span text:style-name="T2">l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r</text:span><text:span text:style-name="T2">o</text:span><text:span text:style-name="T2">u</text:span><text:span text:style-name="T2">t</text:span><text:span text:style-name="T2">a</text:span><text:span text:style-name="T2">g</text:span><text:span text:style-name="T2">e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générale" draw:style-name="dp1" draw:master-page-name="Title_20_and_20_body" presentation:presentation-page-layout-name="AL2T1">
        <office:forms form:automatic-focus="false" form:apply-design-mode="false"/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g</text:span><text:span text:style-name="T3">é</text:span><text:span text:style-name="T3">n</text:span><text:span text:style-name="T3">é</text:span><text:span text:style-name="T3">r</text:span><text:span text:style-name="T3">a</text:span><text:span text:style-name="T3">l</text:span><text:span text:style-name="T3">e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L’Internet est un ensemble de réseaux, il est séparé en différents systèmes autonomes.</text:span></text:p>
              </text:list-item>
              <text:list-item>
                <text:p text:style-name="P7"><text:span text:style-name="T4">Le routage est très important pour faire communiquer les différents équipements entre eux.</text:span></text:p>
              </text:list-item>
              <text:list-item>
                <text:p text:style-name="P7"><text:span text:style-name="T4">Deux types de protocoles de routage : IGP (interior gateway protocol), EGP (exterior gateway protocol).</text:span></text:p>
              </text:list-item>
              <text:list-item>
                <text:p text:style-name="P7"><text:span text:style-name="T4">Etude des IGP, notamment RIP (Routing information Protocol) et OSPF (Open Shortest Path First).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66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Protocole à vecteur de distances</text:span></text:p>
            <text:p text:style-name="P9"><text:span text:style-name="T4">Chaque routeur possède une table : (schéma1)</text:span></text:p>
            <text:p text:style-name="P9"><text:span text:style-name="T4"/></text:p>
            <text:p text:style-name="P9"><text:span text:style-name="T4">Il la diffuse à intervalles réguliers sur les réseaux auxquels il est connecté.</text:span></text:p>
            <text:p text:style-name="P9"><text:span text:style-name="T4">Modifie sa table lors de la réception de celle d’un autre routeur : (schéma2)</text:span></text:p>
          </draw:text-box>
        </draw:frame>
        <draw:custom-shape draw:name="Shape 67" draw:style-name="gr2" draw:text-style-name="P11" draw:layer="layout" svg:width="22.39cm" svg:height="2.371cm" svg:x="0.561cm" svg:y="1.377cm">
          <text:p text:style-name="P5"><text:span text:style-name="T5">RIP : un protocole simple et répan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6">O</text:span><text:span text:style-name="T6">n</text:span><text:span text:style-name="T6"> </text:span><text:span text:style-name="T6">a</text:span><text:span text:style-name="T6"> </text:span><text:span text:style-name="T6">u</text:span><text:span text:style-name="T6">n</text:span><text:span text:style-name="T6"> </text:span><text:span text:style-name="T6">p</text:span><text:span text:style-name="T6">e</text:span><text:span text:style-name="T6">u</text:span><text:span text:style-name="T6"> </text:span><text:span text:style-name="T6">l</text:span><text:span text:style-name="T6">’</text:span><text:span text:style-name="T6">i</text:span><text:span text:style-name="T6">m</text:span><text:span text:style-name="T6">p</text:span><text:span text:style-name="T6">r</text:span><text:span text:style-name="T6">e</text:span><text:span text:style-name="T6">s</text:span><text:span text:style-name="T6">s</text:span><text:span text:style-name="T6">i</text:span><text:span text:style-name="T6">o</text:span><text:span text:style-name="T6">n</text:span><text:span text:style-name="T6"> </text:span><text:span text:style-name="T6">q</text:span><text:span text:style-name="T6">u</text:span><text:span text:style-name="T6">’</text:span><text:span text:style-name="T6">o</text:span><text:span text:style-name="T6">n</text:span><text:span text:style-name="T6"> </text:span><text:span text:style-name="T6">e</text:span><text:span text:style-name="T6">s</text:span><text:span text:style-name="T6">t</text:span><text:span text:style-name="T6"> </text:span><text:span text:style-name="T6">e</text:span><text:span text:style-name="T6">n</text:span><text:span text:style-name="T6">c</text:span><text:span text:style-name="T6">o</text:span><text:span text:style-name="T6">r</text:span><text:span text:style-name="T6">e</text:span><text:span text:style-name="T6"> </text:span><text:span text:style-name="T6">d</text:span><text:span text:style-name="T6">a</text:span><text:span text:style-name="T6">n</text:span><text:span text:style-name="T6">s</text:span><text:span text:style-name="T6"> </text:span><text:span text:style-name="T6">l</text:span><text:span text:style-name="T6">’</text:span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g</text:span><text:span text:style-name="T6">é</text:span><text:span text:style-name="T6">n</text:span><text:span text:style-name="T6">é</text:span><text:span text:style-name="T6">r</text:span><text:span text:style-name="T6">a</text:span><text:span text:style-name="T6">l</text:span><text:span text:style-name="T6">e</text:span><text:span text:style-name="T6">.</text:span><text:span text:style-name="T6">.</text:span><text:span text:style-name="T6">.</text:span></text:p>
            </draw:text-box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72" presentation:style-name="pr7" draw:text-style-name="P15" draw:layer="layout" svg:width="23.667cm" svg:height="11.032cm" svg:x="0.866cm" svg:y="1.658cm" presentation:class="outline" presentation:user-transformed="true">
          <draw:text-box>
            <text:p text:style-name="P14"><text:span text:style-name="T4">Met en place l’algorithme de Bellman-Ford :</text:span></text:p>
            <text:p text:style-name="P14"><text:span text:style-name="T4">Fonctionne de proche en proche.</text:span></text:p>
            <text:p text:style-name="P14"><text:span text:style-name="T4">Schéma3</text:span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77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Protocole à état de lien</text:span></text:p>
            <text:p text:style-name="P9"><text:span text:style-name="T4">Chaque routeur possède une matrice : (schéma4)</text:span></text:p>
            <text:p text:style-name="P9"><text:span text:style-name="T4"/></text:p>
            <text:p text:style-name="P9"><text:span text:style-name="T4">Deux types de messages : Hello et Update</text:span></text:p>
            <text:p text:style-name="P16"><text:span text:style-name="T7">Hello : Envoyés et reçus en permanence =&gt; découverte des voisins adjacents.</text:span></text:p>
            <text:p text:style-name="P16"><text:span text:style-name="T7">Update : État d’un lien entre deux routeurs; transmis uniquement lors d’une modification.</text:span></text:p>
            <text:p text:style-name="P9"><text:span text:style-name="T4">Traitement de l’update : (Schéma4.5)</text:span></text:p>
          </draw:text-box>
        </draw:frame>
        <draw:custom-shape draw:name="Shape 78" draw:style-name="gr2" draw:text-style-name="P11" draw:layer="layout" svg:width="22.39cm" svg:height="1.452cm" svg:x="0.561cm" svg:y="1.377cm">
          <text:p text:style-name="P5"><text:span text:style-name="T5">OSPF : complexe mais perform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4" draw:style-name="gr1" draw:layer="layout" svg:width="16.932cm" svg:height="9.524cm" svg:x="1.059cm" svg:y="1.905cm" draw:page-number="5" presentation:class="page"/>
          <draw:frame draw:name="Shape 75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6">M</text:span><text:span text:style-name="T6">a</text:span><text:span text:style-name="T6">t</text:span><text:span text:style-name="T6">r</text:span><text:span text:style-name="T6">i</text:span><text:span text:style-name="T6">c</text:span><text:span text:style-name="T6">e</text:span><text:span text:style-name="T6"> </text:span><text:span text:style-name="T6">r</text:span><text:span text:style-name="T6">e</text:span><text:span text:style-name="T6">p</text:span><text:span text:style-name="T6">r</text:span><text:span text:style-name="T6">é</text:span><text:span text:style-name="T6">s</text:span><text:span text:style-name="T6">e</text:span><text:span text:style-name="T6">n</text:span><text:span text:style-name="T6">t</text:span><text:span text:style-name="T6">e</text:span><text:span text:style-name="T6"> </text:span><text:span text:style-name="T6">l</text:span><text:span text:style-name="T6">’</text:span><text:span text:style-name="T6">e</text:span><text:span text:style-name="T6">n</text:span><text:span text:style-name="T6">s</text:span><text:span text:style-name="T6">e</text:span><text:span text:style-name="T6">m</text:span><text:span text:style-name="T6">b</text:span><text:span text:style-name="T6">l</text:span><text:span text:style-name="T6">e</text:span><text:span text:style-name="T6"> </text:span><text:span text:style-name="T6">d</text:span><text:span text:style-name="T6">e</text:span><text:span text:style-name="T6">s</text:span><text:span text:style-name="T6"> </text:span><text:span text:style-name="T6">é</text:span><text:span text:style-name="T6">t</text:span><text:span text:style-name="T6">a</text:span><text:span text:style-name="T6">t</text:span><text:span text:style-name="T6">s</text:span><text:span text:style-name="T6"> </text:span><text:span text:style-name="T6">d</text:span><text:span text:style-name="T6">e</text:span><text:span text:style-name="T6"> </text:span><text:span text:style-name="T6">l</text:span><text:span text:style-name="T6">i</text:span><text:span text:style-name="T6">e</text:span><text:span text:style-name="T6">n</text:span><text:span text:style-name="T6"> </text:span><text:span text:style-name="T6">d</text:span><text:span text:style-name="T6">u</text:span><text:span text:style-name="T6"> </text:span><text:span text:style-name="T6">r</text:span><text:span text:style-name="T6">é</text:span><text:span text:style-name="T6">s</text:span><text:span text:style-name="T6">e</text:span><text:span text:style-name="T6">a</text:span><text:span text:style-name="T6">u</text:span><text:span text:style-name="T6">.</text:span></text:p>
              <text:p text:style-name="P12"><text:span text:style-name="T6"/></text:p>
            </draw:text-box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name="Shape 83" presentation:style-name="pr7" draw:text-style-name="P10" draw:layer="layout" svg:width="23.667cm" svg:height="11.525cm" svg:x="0.866cm" svg:y="1.165cm" presentation:class="outline" presentation:user-transformed="true">
          <draw:text-box>
            <text:p text:style-name="P9"><text:span text:style-name="T4">Dijkstra :</text:span></text:p>
            <text:p text:style-name="P9"><text:span text:style-name="T4">Schéma5</text:span></text:p>
            <text:p text:style-name="P9"><text:span text:style-name="T4">Algorithme utilisé à chaque changement dans la matrice d’un routeur. </text:span></text:p>
          </draw:text-box>
        </draw:frame>
        <presentation:notes draw:style-name="dp2">
          <draw:page-thumbnail draw:name="Shape 80" draw:style-name="gr1" draw:layer="layout" svg:width="16.932cm" svg:height="9.524cm" svg:x="1.059cm" svg:y="1.905cm" draw:page-number="6" presentation:class="page"/>
          <draw:frame draw:name="Shape 8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: le début d’un long voyage" draw:style-name="dp1" draw:master-page-name="Title_20_and_20_body" presentation:presentation-page-layout-name="AL2T1">
        <office:forms form:automatic-focus="false" form:apply-design-mode="false"/>
        <draw:frame draw:name="Shape 8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</text:span><text:span text:style-name="T3">o</text:span><text:span text:style-name="T3">d</text:span><text:span text:style-name="T3">é</text:span><text:span text:style-name="T3">l</text:span><text:span text:style-name="T3">i</text:span><text:span text:style-name="T3">s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:</text:span><text:span text:style-name="T3"> </text:span><text:span text:style-name="T3">l</text:span><text:span text:style-name="T3">e</text:span><text:span text:style-name="T3"> </text:span><text:span text:style-name="T3">d</text:span><text:span text:style-name="T3">é</text:span><text:span text:style-name="T3">b</text:span><text:span text:style-name="T3">u</text:span><text:span text:style-name="T3">t</text:span><text:span text:style-name="T3"> </text:span><text:span text:style-name="T3">d</text:span><text:span text:style-name="T3">’</text:span><text:span text:style-name="T3">u</text:span><text:span text:style-name="T3">n</text:span><text:span text:style-name="T3"> </text:span><text:span text:style-name="T3">l</text:span><text:span text:style-name="T3">o</text:span><text:span text:style-name="T3">n</text:span><text:span text:style-name="T3">g</text:span><text:span text:style-name="T3"> </text:span><text:span text:style-name="T3">v</text:span><text:span text:style-name="T3">o</text:span><text:span text:style-name="T3">y</text:span><text:span text:style-name="T3">a</text:span><text:span text:style-name="T3">g</text:span><text:span text:style-name="T3">e</text:span></text:p>
          </draw:text-box>
        </draw:frame>
        <draw:frame draw:name="Shape 89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Python</text:span></text:p>
            <text:p text:style-name="P9"><text:span text:style-name="T4"/></text:p>
          </draw:text-box>
        </draw:frame>
        <presentation:notes draw:style-name="dp2">
          <draw:page-thumbnail draw:name="Shape 85" draw:style-name="gr1" draw:layer="layout" svg:width="16.932cm" svg:height="9.524cm" svg:x="1.059cm" svg:y="1.905cm" draw:page-number="7" presentation:class="page"/>
          <draw:frame draw:name="Shape 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name="Shape 94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Simple</text:span></text:p>
            <text:p text:style-name="P9"><text:span text:style-name="T4">But : découvrir les difficultés et mieux comprendre le routage</text:span></text:p>
            <text:p text:style-name="P9"><text:span text:style-name="T4">Utilisation de structures simples</text:span></text:p>
            <text:p text:style-name="P9"><text:span text:style-name="T4">Uniquement RIP d'implémenté</text:span></text:p>
            <text:p text:style-name="P9"><text:span text:style-name="T4"/></text:p>
            <text:p text:style-name="P9"><text:span text:style-name="T4">Problèmes : OSPF, programme peu organisé, limitations inhérentes au modèle</text:span></text:p>
            <text:p text:style-name="P9"><text:span text:style-name="T4"/></text:p>
            <text:p text:style-name="P9"><text:span text:style-name="T4">Recherche d’un modèle plus adéquat...</text:span></text:p>
          </draw:text-box>
        </draw:frame>
        <draw:custom-shape draw:name="Shape 95" draw:style-name="gr2" draw:text-style-name="P11" draw:layer="layout" svg:width="22.39cm" svg:height="2.371cm" svg:x="0.561cm" svg:y="1.377cm">
          <text:p text:style-name="P5"><text:span text:style-name="T5">Premier modèle : les ennuis commenc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" draw:style-name="gr1" draw:layer="layout" svg:width="16.932cm" svg:height="9.524cm" svg:x="1.059cm" svg:y="1.905cm" draw:page-number="8" presentation:class="page"/>
          <draw:frame draw:name="Shape 92" presentation:style-name="pr6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6">P</text:span><text:span text:style-name="T6">a</text:span><text:span text:style-name="T6">s</text:span><text:span text:style-name="T6"> </text:span><text:span text:style-name="T6">v</text:span><text:span text:style-name="T6">o</text:span><text:span text:style-name="T6">u</text:span><text:span text:style-name="T6">l</text:span><text:span text:style-name="T6">u</text:span><text:span text:style-name="T6"> </text:span><text:span text:style-name="T6">i</text:span><text:span text:style-name="T6">m</text:span><text:span text:style-name="T6">p</text:span><text:span text:style-name="T6">l</text:span><text:span text:style-name="T6">é</text:span><text:span text:style-name="T6">m</text:span><text:span text:style-name="T6">e</text:span><text:span text:style-name="T6">n</text:span><text:span text:style-name="T6">t</text:span><text:span text:style-name="T6">e</text:span><text:span text:style-name="T6">r</text:span><text:span text:style-name="T6"> </text:span><text:span text:style-name="T6">O</text:span><text:span text:style-name="T6">s</text:span><text:span text:style-name="T6">p</text:span><text:span text:style-name="T6">f</text:span><text:span text:style-name="T6"> </text:span><text:span text:style-name="T6">d</text:span><text:span text:style-name="T6">e</text:span><text:span text:style-name="T6">s</text:span><text:span text:style-name="T6">s</text:span><text:span text:style-name="T6">u</text:span><text:span text:style-name="T6">s</text:span><text:span text:style-name="T6"> </text:span><text:span text:style-name="T6">p</text:span><text:span text:style-name="T6">u</text:span><text:span text:style-name="T6">i</text:span><text:span text:style-name="T6">s</text:span><text:span text:style-name="T6">q</text:span><text:span text:style-name="T6">u</text:span><text:span text:style-name="T6">e</text:span><text:span text:style-name="T6"> </text:span><text:span text:style-name="T6">f</text:span><text:span text:style-name="T6">a</text:span><text:span text:style-name="T6">s</text:span><text:span text:style-name="T6">t</text:span><text:span text:style-name="T6">i</text:span><text:span text:style-name="T6">d</text:span><text:span text:style-name="T6">i</text:span><text:span text:style-name="T6">e</text:span><text:span text:style-name="T6">u</text:span><text:span text:style-name="T6">x</text:span><text:span text:style-name="T6"> </text:span><text:span text:style-name="T6">(</text:span><text:span text:style-name="T8">d</text:span><text:span text:style-name="T8">e</text:span><text:span text:style-name="T8">u</text:span><text:span text:style-name="T8">x</text:span><text:span text:style-name="T8"> </text:span><text:span text:style-name="T8">t</text:span><text:span text:style-name="T8">y</text:span><text:span text:style-name="T8">p</text:span><text:span text:style-name="T8">e</text:span><text:span text:style-name="T8">s</text:span><text:span text:style-name="T8"> </text:span><text:span text:style-name="T8">d</text:span><text:span text:style-name="T8">e</text:span><text:span text:style-name="T8"> </text:span><text:span text:style-name="T8">m</text:span><text:span text:style-name="T8">e</text:span><text:span text:style-name="T8">s</text:span><text:span text:style-name="T8">s</text:span><text:span text:style-name="T8">a</text:span><text:span text:style-name="T8">g</text:span><text:span text:style-name="T8">e</text:span><text:span text:style-name="T8">s</text:span><text:span text:style-name="T8">,</text:span><text:span text:style-name="T8"> </text:span><text:span text:style-name="T8">e</text:span><text:span text:style-name="T8">n</text:span><text:span text:style-name="T8">v</text:span><text:span text:style-name="T8">o</text:span><text:span text:style-name="T8">i</text:span><text:span text:style-name="T8">e</text:span><text:span text:style-name="T8"> </text:span><text:span text:style-name="T8">q</text:span><text:span text:style-name="T8">u</text:span><text:span text:style-name="T8">e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e</text:span><text:span text:style-name="T8">l</text:span><text:span text:style-name="T8"> </text:span><text:span text:style-name="T8">d</text:span><text:span text:style-name="T8">’</text:span><text:span text:style-name="T8">é</text:span><text:span text:style-name="T8">l</text:span><text:span text:style-name="T8">é</text:span><text:span text:style-name="T8">m</text:span><text:span text:style-name="T8">e</text:span><text:span text:style-name="T8">n</text:span><text:span text:style-name="T8">t</text:span><text:span text:style-name="T8"> </text:span><text:span text:style-name="T8">d</text:span><text:span text:style-name="T8">e</text:span><text:span text:style-name="T8"> </text:span><text:span text:style-name="T8">l</text:span><text:span text:style-name="T8">a</text:span><text:span text:style-name="T8"> </text:span><text:span text:style-name="T8">t</text:span><text:span text:style-name="T8">a</text:span><text:span text:style-name="T8">b</text:span><text:span text:style-name="T8">l</text:span><text:span text:style-name="T8">e</text:span><text:span text:style-name="T8">)</text:span><text:span text:style-name="T8">,</text:span><text:span text:style-name="T8"> </text:span><text:span text:style-name="T8">a</text:span><text:span text:style-name="T8">u</text:span><text:span text:style-name="T8">r</text:span><text:span text:style-name="T8">a</text:span><text:span text:style-name="T8">i</text:span><text:span text:style-name="T8">t</text:span><text:span text:style-name="T8"> </text:span><text:span text:style-name="T8">d</text:span><text:span text:style-name="T8">e</text:span><text:span text:style-name="T8">m</text:span><text:span text:style-name="T8">a</text:span><text:span text:style-name="T8">n</text:span><text:span text:style-name="T8">d</text:span><text:span text:style-name="T8">é</text:span><text:span text:style-name="T8"> </text:span><text:span text:style-name="T8">b</text:span><text:span text:style-name="T8">e</text:span><text:span text:style-name="T8">a</text:span><text:span text:style-name="T8">u</text:span><text:span text:style-name="T8">c</text:span><text:span text:style-name="T8">o</text:span><text:span text:style-name="T8">u</text:span><text:span text:style-name="T8">p</text:span><text:span text:style-name="T8"> </text:span><text:span text:style-name="T8">d</text:span><text:span text:style-name="T8">e</text:span><text:span text:style-name="T8"> </text:span><text:span text:style-name="T8">t</text:span><text:span text:style-name="T8">e</text:span><text:span text:style-name="T8">m</text:span><text:span text:style-name="T8">p</text:span><text:span text:style-name="T8">s</text:span><text:span text:style-name="T8"> </text:span><text:span text:style-name="T8">p</text:span><text:span text:style-name="T8">o</text:span><text:span text:style-name="T8">u</text:span><text:span text:style-name="T8">r</text:span><text:span text:style-name="T8"> </text:span><text:span text:style-name="T8">d</text:span><text:span text:style-name="T8">e</text:span><text:span text:style-name="T8">s</text:span><text:span text:style-name="T8"> </text:span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text:span text:style-name="T8">s</text:span><text:span text:style-name="T8"> </text:span><text:span text:style-name="T8">p</text:span><text:span text:style-name="T8">l</text:span><text:span text:style-name="T8">u</text:span><text:span text:style-name="T8">s</text:span><text:span text:style-name="T8"> </text:span><text:span text:style-name="T8">q</text:span><text:span text:style-name="T8">u</text:span><text:span text:style-name="T8">’</text:span><text:span text:style-name="T8">a</text:span><text:span text:style-name="T8">p</text:span><text:span text:style-name="T8">p</text:span><text:span text:style-name="T8">r</text:span><text:span text:style-name="T8">o</text:span><text:span text:style-name="T8">x</text:span><text:span text:style-name="T8">i</text:span><text:span text:style-name="T8">m</text:span><text:span text:style-name="T8">a</text:span><text:span text:style-name="T8">t</text:span><text:span text:style-name="T8">i</text:span><text:span text:style-name="T8">f</text:span><text:span text:style-name="T8">s</text:span><text:span text:style-name="T8">…</text:span></text:p>
            </draw:text-box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name="Shape 100" presentation:style-name="pr7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Programmation orientée objet</text:span></text:p>
            <text:p text:style-name="P9"><text:span text:style-name="T4">Difficulté : simultanéité du fonctionnement des routeurs</text:span></text:p>
            <text:p text:style-name="P16"><text:span text:style-name="T7">abandon de la notion de temps</text:span></text:p>
            <text:p text:style-name="P16"><text:span text:style-name="T7">Files d’attente (explications ???)</text:span></text:p>
            <text:p text:style-name="P16"><text:span text:style-name="T7">En deux temps : envoie - traitement</text:span></text:p>
            <text:p text:style-name="P9"><text:span text:style-name="T4">Avantages sur le modèle précédent :</text:span></text:p>
            <text:p text:style-name="P16"><text:span text:style-name="T7">Implémentation d’OSPF</text:span></text:p>
            <text:p text:style-name="P16"><text:span text:style-name="T7">Plus de problèmes liés aux listes</text:span></text:p>
            <text:p text:style-name="P16"><text:span text:style-name="T7">Traitement “simultané”</text:span></text:p>
          </draw:text-box>
        </draw:frame>
        <draw:custom-shape draw:name="Shape 101" draw:style-name="gr2" draw:text-style-name="P11" draw:layer="layout" svg:width="22.39cm" svg:height="1.51cm" svg:x="0.561cm" svg:y="1.377cm">
          <text:p text:style-name="P5"><text:span text:style-name="T5">Deuxième modèle : on aperçoit le bout du tu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7" draw:style-name="gr1" draw:layer="layout" svg:width="16.932cm" svg:height="9.524cm" svg:x="1.059cm" svg:y="1.905cm" draw:page-number="9" presentation:class="page"/>
          <draw:frame draw:name="Shape 98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6">E</text:span><text:span text:style-name="T6">n</text:span><text:span text:style-name="T6">s</text:span><text:span text:style-name="T6">e</text:span><text:span text:style-name="T6">i</text:span><text:span text:style-name="T6">g</text:span><text:span text:style-name="T6">n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 </text:span><text:span text:style-name="T6">t</text:span><text:span text:style-name="T6">i</text:span><text:span text:style-name="T6">r</text:span><text:span text:style-name="T6">é</text:span><text:span text:style-name="T6">s</text:span><text:span text:style-name="T6"> </text:span><text:span text:style-name="T6">d</text:span><text:span text:style-name="T6">u</text:span><text:span text:style-name="T6"> </text:span><text:span text:style-name="T6">1</text:span><text:span text:style-name="T6">e</text:span><text:span text:style-name="T6">r</text:span><text:span text:style-name="T6"> </text:span><text:span text:style-name="T6">m</text:span><text:span text:style-name="T6">o</text:span><text:span text:style-name="T6">d</text:span><text:span text:style-name="T6">è</text:span><text:span text:style-name="T6">l</text:span><text:span text:style-name="T6">e</text:span><text:span text:style-name="T6"> </text:span><text:span text:style-name="T6">:</text:span><text:span text:style-name="T6"> </text:span><text:span text:style-name="T6">O</text:span><text:span text:style-name="T6">s</text:span><text:span text:style-name="T6">p</text:span><text:span text:style-name="T6">f</text:span><text:span text:style-name="T6"> </text:span><text:span text:style-name="T6">q</text:span><text:span text:style-name="T6">u</text:span><text:span text:style-name="T6">i</text:span><text:span text:style-name="T6"> </text:span><text:span text:style-name="T6">p</text:span><text:span text:style-name="T6">o</text:span><text:span text:style-name="T6">s</text:span><text:span text:style-name="T6">e</text:span><text:span text:style-name="T6"> </text:span><text:span text:style-name="T6">p</text:span><text:span text:style-name="T6">r</text:span><text:span text:style-name="T6">o</text:span><text:span text:style-name="T6">b</text:span><text:span text:style-name="T6">l</text:span><text:span text:style-name="T6">è</text:span><text:span text:style-name="T6">m</text:span><text:span text:style-name="T6">e</text:span><text:span text:style-name="T6">,</text:span><text:span text:style-name="T6"> </text:span><text:span text:style-name="T6">c</text:span><text:span text:style-name="T6">o</text:span><text:span text:style-name="T6">m</text:span><text:span text:style-name="T6">m</text:span><text:span text:style-name="T6">e</text:span><text:span text:style-name="T6">n</text:span><text:span text:style-name="T6">c</text:span><text:span text:style-name="T6">e</text:span><text:span text:style-name="T6">r</text:span><text:span text:style-name="T6"> </text:span><text:span text:style-name="T6">p</text:span><text:span text:style-name="T6">a</text:span><text:span text:style-name="T6">r</text:span><text:span text:style-name="T6"> </text:span><text:span text:style-name="T6">l</text:span><text:span text:style-name="T6">u</text:span><text:span text:style-name="T6">i</text:span><text:span text:style-name="T6">,</text:span><text:span text:style-name="T6"> </text:span></text:p>
              <text:p text:style-name="P12"><text:span text:style-name="T6">P</text:span><text:span text:style-name="T6">O</text:span><text:span text:style-name="T6">O</text:span><text:span text:style-name="T6"> </text:span><text:span text:style-name="T6">:</text:span><text:span text:style-name="T6"> </text:span><text:span text:style-name="T6">b</text:span><text:span text:style-name="T6">i</text:span><text:span text:style-name="T6">e</text:span><text:span text:style-name="T6">n</text:span><text:span text:style-name="T6"> </text:span><text:span text:style-name="T6">d</text:span><text:span text:style-name="T6">i</text:span><text:span text:style-name="T6">f</text:span><text:span text:style-name="T6">f</text:span><text:span text:style-name="T6">é</text:span><text:span text:style-name="T6">r</text:span><text:span text:style-name="T6">e</text:span><text:span text:style-name="T6">n</text:span><text:span text:style-name="T6">t</text:span><text:span text:style-name="T6">i</text:span><text:span text:style-name="T6">e</text:span><text:span text:style-name="T6">r</text:span><text:span text:style-name="T6"> </text:span><text:span text:style-name="T6">r</text:span><text:span text:style-name="T6">o</text:span><text:span text:style-name="T6">u</text:span><text:span text:style-name="T6">t</text:span><text:span text:style-name="T6">e</text:span><text:span text:style-name="T6">u</text:span><text:span text:style-name="T6">r</text:span><text:span text:style-name="T6">s</text:span><text:span text:style-name="T6">/</text:span><text:span text:style-name="T6">r</text:span><text:span text:style-name="T6">é</text:span><text:span text:style-name="T6">s</text:span><text:span text:style-name="T6">e</text:span><text:span text:style-name="T6">a</text:span><text:span text:style-name="T6">u</text:span><text:span text:style-name="T6">x</text:span><text:span text:style-name="T6">,</text:span><text:span text:style-name="T6"> </text:span><text:span text:style-name="T6">m</text:span><text:span text:style-name="T6">e</text:span><text:span text:style-name="T6">i</text:span><text:span text:style-name="T6">l</text:span><text:span text:style-name="T6">l</text:span><text:span text:style-name="T6">e</text:span><text:span text:style-name="T6">u</text:span><text:span text:style-name="T6">r</text:span><text:span text:style-name="T6">e</text:span><text:span text:style-name="T6">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d</text:span><text:span text:style-name="T6">u</text:span><text:span text:style-name="T6"> </text:span><text:span text:style-name="T6">c</text:span><text:span text:style-name="T6">o</text:span><text:span text:style-name="T6">d</text:span><text:span text:style-name="T6">e</text:span><text:span text:style-name="T6">.</text:span></text:p>
              <text:p text:style-name="P12"><text:span text:style-name="T6"/></text:p>
            </draw:text-box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presentation:style-name="pr8" draw:layer="layout" svg:width="23.667cm" svg:height="1.59cm" svg:x="0.866cm" svg:y="1.236cm" presentation:class="title">
          <draw:text-box>
            <text:p>Les experiences :</text:p>
          </draw:text-box>
        </draw:frame>
        <draw:frame draw:name="Shape 107" presentation:style-name="pr9" draw:text-style-name="P8" draw:layer="layout" svg:width="23.667cm" svg:height="8.156cm" svg:x="0.867cm" svg:y="4.535cm" presentation:class="outline" presentation:user-transformed="true">
          <draw:text-box>
            <text:list text:style-name="L5">
              <text:list-item>
                <text:p text:style-name="P7"><text:span text:style-name="T4">Count-to-infinity :</text:span></text:p>
                <text:p text:style-name="P7"><text:span text:style-name="T4">schéma 6</text:span></text:p>
              </text:list-item>
            </text:list>
          </draw:text-box>
        </draw:frame>
        <draw:custom-shape draw:name="Shape 109" draw:style-name="gr3" draw:text-style-name="P19" draw:layer="layout" svg:width="0.075cm" svg:height="3.977cm" svg:x="11.882cm" svg:y="4.8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0" draw:style-name="gr4" draw:text-style-name="P19" draw:layer="layout" svg:width="0.001cm" svg:height="3.697cm" svg:x="14.39cm" svg:y="4.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1" draw:style-name="gr5" draw:text-style-name="P19" draw:layer="layout" svg:width="0.177cm" svg:height="4.103cm" svg:x="16.543cm" svg:y="4.7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" draw:style-name="gr6" draw:text-style-name="P19" draw:layer="layout" svg:width="0.024cm" svg:height="3.9cm" svg:x="18.62cm" svg:y="4.8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" draw:style-name="gr4" draw:text-style-name="P19" draw:layer="layout" svg:width="0.024cm" svg:height="3.697cm" svg:x="20.216cm" svg:y="4.8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7" draw:text-style-name="P20" draw:layer="layout" svg:width="1.177cm" svg:height="1.164cm" svg:x="12.585cm" svg:y="6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" draw:style-name="gr7" draw:text-style-name="P20" draw:layer="layout" svg:width="1.177cm" svg:height="1.164cm" svg:x="14.878cm" svg:y="6.3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" draw:style-name="gr7" draw:text-style-name="P20" draw:layer="layout" svg:width="1.177cm" svg:height="1.164cm" svg:x="17.082cm" svg:y="6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7" draw:style-name="gr7" draw:text-style-name="P20" draw:layer="layout" svg:width="1.177cm" svg:height="1.164cm" svg:x="18.842cm" svg:y="6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8" draw:style-name="gr8" draw:text-style-name="P19" draw:layer="layout" svg:width="0.024cm" svg:height="3.723cm" svg:x="9.374cm" svg:y="5.0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9" draw:style-name="gr7" draw:text-style-name="P20" draw:layer="layout" svg:width="1.177cm" svg:height="1.164cm" svg:x="10.052cm" svg:y="6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0" draw:style-name="gr9" draw:text-style-name="P19" draw:layer="layout" svg:width="1.519cm" svg:height="2.127cm" svg:x="14.706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1" draw:style-name="gr10" draw:text-style-name="P19" draw:layer="layout" svg:width="1.266cm" svg:height="2.33cm" svg:x="14.833cm" svg:y="5.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2" draw:style-name="gr11" draw:text-style-name="P11" draw:layer="layout" svg:width="0.543cm" svg:height="0.557cm" svg:x="10.248cm" svg:y="6.46cm">
          <text:p text:style-name="P5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12" draw:text-style-name="P11" draw:layer="layout" svg:width="0.81cm" svg:height="0.886cm" svg:x="12.768cm" svg:y="6.359cm">
          <text:p text:style-name="P5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13" draw:text-style-name="P11" draw:layer="layout" svg:width="0.937cm" svg:height="1cm" svg:x="14.972cm" svg:y="6.485cm">
          <text:p text:style-name="P5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12" draw:text-style-name="P11" draw:layer="layout" svg:width="0.81cm" svg:height="0.886cm" svg:x="17.303cm" svg:y="6.333cm">
          <text:p text:style-name="P5"><text:span text:style-name="T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14" draw:text-style-name="P11" draw:layer="layout" svg:width="0.645cm" svg:height="1cm" svg:x="19.127cm" svg:y="6.384cm">
          <text:p text:style-name="P5"><text:span text:style-name="T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15" draw:text-style-name="P11" draw:layer="layout" svg:width="3.141cm" svg:height="2.33cm" svg:x="9.374cm" svg:y="8.05cm">
          <text:p text:style-name="P5"><text:span text:style-name="T9">r4 e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15" draw:text-style-name="P11" draw:layer="layout" svg:width="3.141cm" svg:height="2.33cm" svg:x="12.084cm" svg:y="7.854cm">
          <text:p text:style-name="P5"><text:span text:style-name="T9">r4 e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16" draw:text-style-name="P11" draw:layer="layout" svg:width="18.694cm" svg:height="3.039cm" svg:x="2.864cm" svg:y="10.361cm">
          <text:p text:style-name="P5"><text:span text:style-name="T10">Solutions : nombre de sauts maximum, “poison revers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0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presentation:style-name="pr8" draw:layer="layout" svg:width="23.667cm" svg:height="1.59cm" svg:x="0.866cm" svg:y="1.236cm" presentation:class="title">
          <draw:text-box>
            <text:p>Deux chemins différents pour RIP et OSPF</text:p>
          </draw:text-box>
        </draw:frame>
        <draw:frame presentation:style-name="pr11" draw:layer="layout" svg:width="23.667cm" svg:height="9.489cm" svg:x="0.866cm" svg:y="3.201cm" presentation:class="outline">
          <draw:text-box>
            <text:list text:style-name="L3">
              <text:list-item>
                <text:p>Schéma7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6.931cm" svg:height="9.524cm" svg:x="1.059cm" svg:y="1.93cm" draw:page-number="11" presentation:class="page"/>
          <draw:frame presentation:style-name="pr10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mites des protocoles" draw:style-name="dp1" draw:master-page-name="Title_20_and_20_body" presentation:presentation-page-layout-name="AL2T1">
        <office:forms form:automatic-focus="false" form:apply-design-mode="false"/>
        <draw:frame draw:name="Shape 10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1">L</text:span><text:span text:style-name="T11">i</text:span><text:span text:style-name="T11">m</text:span><text:span text:style-name="T11">i</text:span><text:span text:style-name="T11">t</text:span><text:span text:style-name="T11">e</text:span><text:span text:style-name="T11">s</text:span><text:span text:style-name="T11"> </text:span><text:span text:style-name="T11">d</text:span><text:span text:style-name="T11">e</text:span><text:span text:style-name="T11">s</text:span><text:span text:style-name="T11"> </text:span><text:span text:style-name="T11">p</text:span><text:span text:style-name="T11">r</text:span><text:span text:style-name="T11">o</text:span><text:span text:style-name="T11">t</text:span><text:span text:style-name="T11">o</text:span><text:span text:style-name="T11">c</text:span><text:span text:style-name="T11">o</text:span><text:span text:style-name="T11">l</text:span><text:span text:style-name="T11">e</text:span><text:span text:style-name="T11">s</text:span></text:p>
          </draw:text-box>
        </draw:frame>
        <draw:frame draw:name="Shape 107" presentation:style-name="pr12" draw:text-style-name="P8" draw:layer="layout" svg:width="23.667cm" svg:height="8.156cm" svg:x="0.866cm" svg:y="4.535cm" presentation:class="outline" presentation:user-transformed="true">
          <draw:text-box>
            <text:list text:style-name="L5">
              <text:list-item>
                <text:p text:style-name="P7"><text:span text:style-name="T4">Count-to-infinity :</text:span></text:p>
              </text:list-item>
            </text:list>
          </draw:text-box>
        </draw:frame>
        <draw:custom-shape draw:name="Shape 108" draw:style-name="gr2" draw:text-style-name="P11" draw:layer="layout" svg:width="22.39cm" svg:height="1.51cm" svg:x="0.561cm" svg:y="3.201cm">
          <text:p text:style-name="P5"><text:span text:style-name="T5">RIP : un peu trop simple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9" draw:style-name="gr17" draw:text-style-name="P19" draw:layer="layout" svg:width="0.075cm" svg:height="3.977cm" svg:x="11.881cm" svg:y="4.8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0" draw:style-name="gr17" draw:text-style-name="P19" draw:layer="layout" svg:width="0.001cm" svg:height="3.697cm" svg:x="14.389cm" svg:y="4.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1" draw:style-name="gr17" draw:text-style-name="P19" draw:layer="layout" svg:width="0.177cm" svg:height="4.103cm" svg:x="16.542cm" svg:y="4.7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2" draw:style-name="gr17" draw:text-style-name="P19" draw:layer="layout" svg:width="0.024cm" svg:height="3.9cm" svg:x="18.619cm" svg:y="4.8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3" draw:style-name="gr17" draw:text-style-name="P19" draw:layer="layout" svg:width="0.024cm" svg:height="3.697cm" svg:x="20.215cm" svg:y="4.8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4" draw:style-name="gr18" draw:text-style-name="P20" draw:layer="layout" svg:width="1.177cm" svg:height="1.164cm" svg:x="12.584cm" svg:y="6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5" draw:style-name="gr18" draw:text-style-name="P20" draw:layer="layout" svg:width="1.177cm" svg:height="1.164cm" svg:x="14.877cm" svg:y="6.3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6" draw:style-name="gr18" draw:text-style-name="P20" draw:layer="layout" svg:width="1.177cm" svg:height="1.164cm" svg:x="17.081cm" svg:y="6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7" draw:style-name="gr18" draw:text-style-name="P20" draw:layer="layout" svg:width="1.177cm" svg:height="1.164cm" svg:x="18.841cm" svg:y="6.2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8" draw:style-name="gr17" draw:text-style-name="P19" draw:layer="layout" svg:width="0.024cm" svg:height="3.723cm" svg:x="9.373cm" svg:y="5.0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19" draw:style-name="gr18" draw:text-style-name="P20" draw:layer="layout" svg:width="1.177cm" svg:height="1.164cm" svg:x="10.051cm" svg:y="6.3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0" draw:style-name="gr19" draw:text-style-name="P19" draw:layer="layout" svg:width="1.519cm" svg:height="2.127cm" svg:x="14.705cm" svg:y="5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21" draw:style-name="gr19" draw:text-style-name="P19" draw:layer="layout" svg:width="1.266cm" svg:height="2.33cm" svg:x="14.832cm" svg:y="5.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22" draw:style-name="gr2" draw:text-style-name="P11" draw:layer="layout" svg:width="0.543cm" svg:height="0.557cm" svg:x="10.247cm" svg:y="6.46cm">
          <text:p text:style-name="P5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3" draw:style-name="gr2" draw:text-style-name="P11" draw:layer="layout" svg:width="0.81cm" svg:height="0.886cm" svg:x="12.767cm" svg:y="6.359cm">
          <text:p text:style-name="P5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4" draw:style-name="gr2" draw:text-style-name="P11" draw:layer="layout" svg:width="0.937cm" svg:height="1cm" svg:x="14.971cm" svg:y="6.485cm">
          <text:p text:style-name="P5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2" draw:text-style-name="P11" draw:layer="layout" svg:width="0.81cm" svg:height="0.886cm" svg:x="17.302cm" svg:y="6.333cm">
          <text:p text:style-name="P5"><text:span text:style-name="T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2" draw:text-style-name="P11" draw:layer="layout" svg:width="0.645cm" svg:height="1cm" svg:x="19.126cm" svg:y="6.384cm">
          <text:p text:style-name="P5"><text:span text:style-name="T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2" draw:text-style-name="P11" draw:layer="layout" svg:width="3.141cm" svg:height="2.33cm" svg:x="9.373cm" svg:y="8.05cm">
          <text:p text:style-name="P5"><text:span text:style-name="T9">r4 en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2" draw:text-style-name="P11" draw:layer="layout" svg:width="3.141cm" svg:height="2.33cm" svg:x="12.083cm" svg:y="7.854cm">
          <text:p text:style-name="P5"><text:span text:style-name="T9">r4 e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9" draw:style-name="gr2" draw:text-style-name="P11" draw:layer="layout" svg:width="18.694cm" svg:height="3.039cm" svg:x="2.863cm" svg:y="10.361cm">
          <text:p text:style-name="P5"><text:span text:style-name="T10">Solutions : nombre de sauts maximum, “poison revers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1" draw:layer="layout" svg:width="16.932cm" svg:height="9.524cm" svg:x="1.059cm" svg:y="1.905cm" draw:page-number="12" presentation:class="page"/>
          <draw:frame draw:name="Shape 104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6">C</text:span><text:span text:style-name="T6">o</text:span><text:span text:style-name="T6">u</text:span><text:span text:style-name="T6">n</text:span><text:span text:style-name="T6">t</text:span><text:span text:style-name="T6"> </text:span><text:span text:style-name="T6">t</text:span><text:span text:style-name="T6">o</text:span><text:span text:style-name="T6"> </text:span><text:span text:style-name="T6">i</text:span><text:span text:style-name="T6">n</text:span><text:span text:style-name="T6">f</text:span><text:span text:style-name="T6">i</text:span><text:span text:style-name="T6">n</text:span><text:span text:style-name="T6">i</text:span><text:span text:style-name="T6">t</text:span><text:span text:style-name="T6">y</text:span><text:span text:style-name="T6"> </text:span><text:span text:style-name="T6">:</text:span><text:span text:style-name="T6"> </text:span><text:span text:style-name="T6">p</text:span><text:span text:style-name="T6">a</text:span><text:span text:style-name="T6">s</text:span><text:span text:style-name="T6"> </text:span><text:span text:style-name="T6">d</text:span><text:span text:style-name="T6">e</text:span><text:span text:style-name="T6"> </text:span><text:span text:style-name="T6">m</text:span><text:span text:style-name="T6">o</text:span><text:span text:style-name="T6">y</text:span><text:span text:style-name="T6">e</text:span><text:span text:style-name="T6">n</text:span><text:span text:style-name="T6"> </text:span><text:span text:style-name="T6">d</text:span><text:span text:style-name="T6">e</text:span><text:span text:style-name="T6"> </text:span><text:span text:style-name="T6">s</text:span><text:span text:style-name="T6">a</text:span><text:span text:style-name="T6">v</text:span><text:span text:style-name="T6">o</text:span><text:span text:style-name="T6">i</text:span><text:span text:style-name="T6">r</text:span><text:span text:style-name="T6"> </text:span><text:span text:style-name="T6">l</text:span><text:span text:style-name="T6">e</text:span><text:span text:style-name="T6"> </text:span><text:span text:style-name="T6">c</text:span><text:span text:style-name="T6">h</text:span><text:span text:style-name="T6">e</text:span><text:span text:style-name="T6">m</text:span><text:span text:style-name="T6">i</text:span><text:span text:style-name="T6">n</text:span><text:span text:style-name="T6"> </text:span><text:span text:style-name="T6">e</text:span><text:span text:style-name="T6">t</text:span><text:span text:style-name="T6"> </text:span><text:span text:style-name="T6">d</text:span><text:span text:style-name="T6">o</text:span><text:span text:style-name="T6">n</text:span><text:span text:style-name="T6">c</text:span><text:span text:style-name="T6"> </text:span><text:span text:style-name="T6">d</text:span><text:span text:style-name="T6">e</text:span><text:span text:style-name="T6"> </text:span><text:span text:style-name="T6">s</text:span><text:span text:style-name="T6">a</text:span><text:span text:style-name="T6">v</text:span><text:span text:style-name="T6">o</text:span><text:span text:style-name="T6">i</text:span><text:span text:style-name="T6">r</text:span><text:span text:style-name="T6"> </text:span><text:span text:style-name="T6">s</text:span><text:span text:style-name="T6">i</text:span><text:span text:style-name="T6"> </text:span><text:span text:style-name="T6">i</text:span><text:span text:style-name="T6">l</text:span><text:span text:style-name="T6"> </text:span><text:span text:style-name="T6">p</text:span><text:span text:style-name="T6">a</text:span><text:span text:style-name="T6">s</text:span><text:span text:style-name="T6">s</text:span><text:span text:style-name="T6">e</text:span><text:span text:style-name="T6"> </text:span><text:span text:style-name="T6">p</text:span><text:span text:style-name="T6">a</text:span><text:span text:style-name="T6">r</text:span><text:span text:style-name="T6"> </text:span><text:span text:style-name="T6">n</text:span><text:span text:style-name="T6">o</text:span><text:span text:style-name="T6">u</text:span><text:span text:style-name="T6">s</text:span><text:span text:style-name="T6"> </text:span><text:span text:style-name="T6">m</text:span><text:span text:style-name="T6">ê</text:span><text:span text:style-name="T6">m</text:span><text:span text:style-name="T6">e</text:span></text:p>
            </draw:text-box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frame draw:name="Shape 134" presentation:style-name="pr13" draw:text-style-name="P8" draw:layer="layout" svg:width="23.667cm" svg:height="11.601cm" svg:x="0.866cm" svg:y="1.089cm" presentation:class="outline" presentation:user-transformed="true">
          <draw:text-box>
            <text:list text:style-name="L5">
              <text:list-item>
                <text:p text:style-name="P7"><text:span text:style-name="T4">Temps de convergence long</text:span></text:p>
              </text:list-item>
            </text:list>
            <text:p text:style-name="P7"><text:span text:style-name="T4"/></text:p>
            <text:list text:continue-numbering="true" text:style-name="L5">
              <text:list-item>
                <text:p text:style-name="P7"><text:span text:style-name="T4">Utilisation élevée de la bande passante</text:span></text:p>
              </text:list-item>
            </text:list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10T19:52:14.126391271</dc:date>
    <meta:editing-duration>PT10M52S</meta:editing-duration>
    <meta:editing-cycles>2</meta:editing-cycles>
    <meta:document-statistic meta:object-count="120"/>
  </office:meta>
</office:document-meta>
</file>